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3c36f" officeooo:paragraph-rsid="0003c36f"/>
    </style:style>
    <style:style style:name="P2" style:family="paragraph" style:parent-style-name="Standard">
      <style:paragraph-properties fo:line-height="200%" fo:text-align="start" style:justify-single-word="false"/>
      <style:text-properties style:text-underline-style="none" officeooo:rsid="0003c36f" officeooo:paragraph-rsid="000cba2a"/>
    </style:style>
    <style:style style:name="P3" style:family="paragraph" style:parent-style-name="Standard">
      <style:paragraph-properties fo:line-height="200%" fo:text-align="start" style:justify-single-word="false"/>
      <style:text-properties style:text-underline-style="none" officeooo:rsid="000cba2a" officeooo:paragraph-rsid="000cba2a"/>
    </style:style>
    <style:style style:name="T1" style:family="text">
      <style:text-properties officeooo:rsid="0004d504"/>
    </style:style>
    <style:style style:name="T2" style:family="text">
      <style:text-properties officeooo:rsid="000cba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Rationale</text:p>
      <text:p text:style-name="P1"/>
      <text:p text:style-name="P2">The Council Of Jerry’s has designed a game in such a way that <text:span text:style-name="T1">we have implemented some sick S.O.L.I.D. principles. If we look at the Character class, we see that it acts as a container for actions and an inventory. Every character has a name and a current status, so those are implemented as well. Looking at the behaviours, the Character simply has accessor methods to return it’s current status, as well as functions to access the classes within Character. <text:s/>That is what the Council Of Jerry’s has defined as a Character. The Character class has a single responsibility as it just holds the information that a character has with very minimal functionality. It is also open for modification in the sense that it can derived from and still work as a Character, as well as closed for extension in that the interface is well defined, and easily understood. Then we have two subtypes of Character which have specific functionality, NPC and PlayableCharacter. This is an example of interface segregation, as we have defined two different interfaces which now extend Character’s implementation in two very different ways, but still require the information held within Character. The design of Character has also accounted for Liskov substitution, as there is no functionality or restrictions within the sub-types that are not in the base class, meaning we could replace NPC or PlayableCharacter anywhere we have Character, and the functionality would remain the same. <text:s/>The Character class then defines a Inventory class which handles a Character’s items within the game. The Inventory class has a singular purpose; to store the items that a Character has. All the functionality for items is stored within the Item class. </text:span></text:p>
      <text:p text:style-name="P3">Another good example of interface segregation is the way the Jerry’s have implemented Attributes. A PlayableCharacter has attributes, but this is represented with its own class, Attribute. From there, we can extend from Attribute and add any singular Attribute that is needed and give any functionality we desire to that Attribute without breaking any code elsewhere in the program. </text:p>
      <text:p text:style-name="P3">Lastly, we have Action. Action defines a simplistic interface that includes a pure virtual function, execute. This makes the Action class extensible, while being open for modification, allowing specific actions within the code, such as Talk, to extend from Action and define their own functionality for what <text:soft-page-break/>the method execute mea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Tipper</meta:initial-creator>
    <meta:creation-date>2017-02-13T11:22:24.936719618</meta:creation-date>
    <dc:date>2017-02-13T13:25:35.941830469</dc:date>
    <dc:creator>Nathan Tipper</dc:creator>
    <meta:editing-duration>PT1M29S</meta:editing-duration>
    <meta:editing-cycles>1</meta:editing-cycles>
    <meta:document-statistic meta:table-count="0" meta:image-count="0" meta:object-count="0" meta:page-count="2" meta:paragraph-count="4" meta:word-count="394" meta:character-count="2449" meta:non-whitespace-character-count="2054"/>
    <meta:generator>LibreOffice/4.2.8.2$Linux_X86_64 LibreOffice_project/420$Build-2</meta:generator>
  </office:meta>
</office:document-meta>
</file>